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text-properties fo:font-weight="bold" style:font-weight-asian="bold"/>
    </style:style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style:font-name="Arial" style:font-name-complex="Arial" fo:text-transform="uppercase" fo:color="#333333" fo:font-size="10.5pt" style:font-size-asian="10.5pt" style:font-size-complex="10.5pt" fo:background-color="#FFFFFF"/>
    </style:style>
    <style:style style:name="T30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  <style:style style:name="T31" style:parent-style-name="DefaultParagraphFont" style:family="text">
      <style:text-properties style:font-name="Arial" style:font-name-complex="Arial" fo:color="#333333" fo:font-size="12.5pt" style:font-size-asian="12.5pt" style:font-size-complex="12.5pt"/>
    </style:style>
    <style:style style:name="T32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  <style:style style:name="P33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EMPRESA OU PESSOA SANCIONADA</text:p>
      <text:p text:style-name="P2">Cadastro da Receita<text:s/></text:p>
      <text:p text:style-name="Normal">HORTI FOODS DISTRIBUIDORA DE ALIMENTOS LTDA – 07.939.649/0001-11<text:s/></text:p>
      <text:p text:style-name="P3">Nome Informado pelo Órgão sancionador<text:s/></text:p>
      <text:p text:style-name="Normal">HORTI FOODS DISTRIBUIDORA DE ALIMENTOS LTDA</text:p>
      <text:p text:style-name="P4">Nome Fantasia</text:p>
      <text:p text:style-name="Normal">SEM INFORMAÇÃO</text:p>
      <text:p text:style-name="P5">DETALHAMENTO DA SANÇÃO</text:p>
      <text:p text:style-name="P6">Cadastro<text:s/></text:p>
      <text:p text:style-name="Normal">CEIS<text:s/></text:p>
      <text:p text:style-name="P7">Cadastro da Sanção</text:p>
      <text:p text:style-name="Normal">SUSPENSÃO</text:p>
      <text:p text:style-name="P8">Data de início da sanção</text:p>
      <text:p text:style-name="Normal">31/05/2023</text:p>
      <text:p text:style-name="P9">Data de fim da sanção</text:p>
      <text:p text:style-name="Normal">31/05/2025</text:p>
      <text:soft-page-break/>
      <text:p text:style-name="P10">Data de publicação da sanção</text:p>
      <text:p text:style-name="P11">..</text:p>
      <text:p text:style-name="P12">Publicação</text:p>
      <text:p text:style-name="Normal">SEM INFORMAÇÃO</text:p>
      <text:p text:style-name="P13">Detalhamento do meio de publicação</text:p>
      <text:p text:style-name="P14">-</text:p>
      <text:p text:style-name="P15">Data do trânsito em julgado<text:s/></text:p>
      <text:p text:style-name="P16">..</text:p>
      <text:p text:style-name="P17">Número do Processo</text:p>
      <text:p text:style-name="Normal">022022</text:p>
      <text:p text:style-name="P18">Número do Contrato</text:p>
      <text:p text:style-name="Normal">1832022</text:p>
      <text:p text:style-name="P19">Abrangência da sanção</text:p>
      <text:p text:style-name="Normal">NO ÓRGÃO SANCIONADOR<text:s/></text:p>
      <text:p text:style-name="P20">Observações<text:s/></text:p>
      <text:p text:style-name="Normal">SUSPENSÃO TEMPORÁRIA – LEI N°8666/93, ART. 87, INC III</text:p>
      <text:soft-page-break/>
      <text:p text:style-name="P21">Origem da Informação</text:p>
      <text:p text:style-name="Normal">MINISTÉRIO DA FAZENDA</text:p>
      <text:p text:style-name="P22">Data da Origem da Informação</text:p>
      <text:p text:style-name="Normal">05/07/2024</text:p>
      <text:p text:style-name="P23">ÓRGÃO SANCIONADOR<text:s/></text:p>
      <text:p text:style-name="P24">Nome<text:s/></text:p>
      <text:p text:style-name="Normal">PREFEITURA DE RENASCENÇA-PR</text:p>
      <text:p text:style-name="P25">Complemento do órgão sancionador<text:s/></text:p>
      <text:p text:style-name="P26">-</text:p>
      <text:p text:style-name="P27">UF do órgão sancionador</text:p>
      <text:p text:style-name="Normal">PR</text:p>
      <text:p text:style-name="P28">Fundamento legal</text:p>
      <text:p text:style-name="P29">LEI 8666 - ART. 87, III - PELA INEXECUÇÃO TOTAL OU PARCIAL DO CONTRATO A ADMINISTRAÇÃO PODERÁ, GARANTIDA A PRÉVIA DEFESA, APLICAR AO CONTRATADO AS SEGUINTES SANÇÕES: III - SUSPENSÃO TEMPORÁRIA DE PARTICIPAÇÃO EM LICITAÇÃO E IMPEDIMENTO DE CONTRATAR COM A ADMINISTRAÇÃO, POR PRAZO NÃO SUPERIOR A 2 (DOIS) ANOS;</text:p>
      <text:p text:style-name="Normal"><text:span text:style-name="T30">ATENÇÃO</text:span><text:span text:style-name="T31"><text:line-break/></text:span><text:span text:style-name="T32">Este cadastro visa dar publicidade às sanções administrativas aplicadas contra licitantes e fornecedores. As informações aqui veiculadas são de inteira responsabilidade das entidades que as prestaram, não podendo a União ser responsabilizada pela veracidade e/ou autenticidade de tais informações nem pelos eventuais danos diretos ou indiretos que delas resultem causados a terceiros.</text:span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citação3</meta:initial-creator>
    <dc:creator>word</dc:creator>
    <meta:creation-date>2025-05-29T11:29:00Z</meta:creation-date>
    <dc:date>2025-05-29T11:29:00Z</dc:date>
    <meta:template xlink:href="Normal" xlink:type="simple"/>
    <meta:editing-cycles>2</meta:editing-cycles>
    <meta:editing-duration>PT0S</meta:editing-duration>
    <meta:document-statistic meta:page-count="3" meta:paragraph-count="3" meta:word-count="235" meta:character-count="1574" meta:row-count="11" meta:non-whitespace-character-count="1342"/>
  </office:meta>
</office:document-meta>
</file>